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9mm"/>
    </style:style>
    <style:style style:name="co2" style:family="table-column">
      <style:table-column-properties fo:break-before="auto" style:column-width="76.25mm"/>
    </style:style>
    <style:style style:name="co3" style:family="table-column">
      <style:table-column-properties fo:break-before="auto" style:column-width="67.8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otal elementos = 10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archivo</text:p>
          </table:table-cell>
          <table:table-cell table:style-name="Default" office:value-type="string" calcext:value-type="string">
            <text:p>directorio </text:p>
          </table:table-cell>
          <table:table-cell office:value-type="string" calcext:value-type="string">
            <text:p>esencial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Dialog.js</text:p>
          </table:table-cell>
          <table:table-cell office:value-type="string" calcext:value-type="string">
            <text:p><text:a xlink:href="https://reporte2.atentus.com/tools/dojo_old/dijit/Dialog.js" xlink:type="simple">tools/dojo_old/dijit/Dialog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Grafico principal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ve.js</text:p>
          </table:table-cell>
          <table:table-cell office:value-type="string" calcext:value-type="string">
            <text:p><text:a xlink:href="https://reporte2.atentus.com/tools/dojo_old/dojo/dnd/move.js" xlink:type="simple">tools/dojo_old/dojo/dnd/move.js</text:a></text:p>
          </table:table-cell>
          <table:table-cell office:value-type="string" calcext:value-type="string">
            <text:p>No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ver.js</text:p>
          </table:table-cell>
          <table:table-cell office:value-type="string" calcext:value-type="string">
            <text:p><text:a xlink:href="https://reporte2.atentus.com/tools/dojo_old/dojo/dnd/Mover.js" xlink:type="simple">/tools/dojo_old/dojo/dnd/Mov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mon.js</text:p>
          </table:table-cell>
          <table:table-cell office:value-type="string" calcext:value-type="string">
            <text:p><text:a xlink:href="https://reporte2.atentus.com/tools/dojo_old/dojo/dnd/common.js" xlink:type="simple">/tools/dojo_old/dojo/dnd/common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autoscroll</text:p>
          </table:table-cell>
          <table:table-cell office:value-type="string" calcext:value-type="string">
            <text:p><text:a xlink:href="https://reporte2.atentus.com/tools/dojo_old/dojo/dnd/autoscroll.js" xlink:type="simple">tools/dojo_old/dojo/dnd/autoscroll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veable.js</text:p>
          </table:table-cell>
          <table:table-cell office:value-type="string" calcext:value-type="string">
            <text:p><text:a xlink:href="https://reporte2.atentus.com/tools/dojo_old/dojo/dnd/Moveable.js" xlink:type="simple">/tools/dojo_old/dojo/dnd/Moveabl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TimedMoveable.js</text:p>
          </table:table-cell>
          <table:table-cell office:value-type="string" calcext:value-type="string">
            <text:p><text:a xlink:href="https://reporte2.atentus.com/tools/dojo_old/dojo/dnd/TimedMoveable.js" xlink:type="simple">tools/dojo_old/dojo/dnd/TimedMoveabl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fx.js</text:p>
          </table:table-cell>
          <table:table-cell office:value-type="string" calcext:value-type="string">
            <text:p><text:a xlink:href="https://reporte2.atentus.com/tools/dojo_old/dojo/fx.js" xlink:type="simple">tools/dojo_old/dojo/fx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ggler.js</text:p>
          </table:table-cell>
          <table:table-cell office:value-type="string" calcext:value-type="string">
            <text:p><text:a xlink:href="https://reporte2.atentus.com/tools/dojo_old/dojo/fx/Toggler.js" xlink:type="simple">/tools/dojo_old/dojo/fx/Toggl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_Widget.js</text:p>
          </table:table-cell>
          <table:table-cell office:value-type="string" calcext:value-type="string">
            <text:p><text:a xlink:href="https://reporte2.atentus.com/tools/dojo_old/dijit/_Widget.js" xlink:type="simple">tools/dojo_old/dijit/_Widget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_base.js</text:p>
          </table:table-cell>
          <table:table-cell office:value-type="string" calcext:value-type="string">
            <text:p><text:a xlink:href="https://reporte2.atentus.com/tools/dojo_old/dijit/_base.js" xlink:type="simple">tools/dojo_old/dijit/_bas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/>
        </table:table-row>
        <table:table-row table:style-name="ro1">
          <table:table-cell table:style-name="Default" office:value-type="string" calcext:value-type="string">
            <text:p>focus.js</text:p>
          </table:table-cell>
          <table:table-cell office:value-type="string" calcext:value-type="string">
            <text:p><text:a xlink:href="https://reporte2.atentus.com/tools/dojo_old/dijit/_base/focus.js" xlink:type="simple">tools/dojo_old/dijit/_base/focus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/>
        </table:table-row>
        <table:table-row table:style-name="ro1">
          <table:table-cell table:style-name="Default" office:value-type="string" calcext:value-type="string">
            <text:p>manager.js</text:p>
          </table:table-cell>
          <table:table-cell office:value-type="string" calcext:value-type="string">
            <text:p><text:a xlink:href="https://reporte2.atentus.com/tools/dojo_old/dijit/_base/manager.js" xlink:type="simple">tools/dojo_old/dijit/_base/manager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lace.js</text:p>
          </table:table-cell>
          <table:table-cell office:value-type="string" calcext:value-type="string">
            <text:p><text:a xlink:href="https://reporte2.atentus.com/tools/dojo_old/dijit/_base/place.js" xlink:type="simple">tools/dojo_old/dijit/_base/place.js</text:a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enu objetivos</text:p>
          </table:table-cell>
          <table:table-cell office:value-type="string" calcext:value-type="string">
            <text:p>alertas</text:p>
          </table:table-cell>
          <table:table-cell office:value-type="string" calcext:value-type="string">
            <text:p>conf obejtivos</text:p>
          </table:table-cell>
          <table:table-cell office:value-type="string" calcext:value-type="string">
            <text:p>opciones usuario</text:p>
          </table:table-cell>
          <table:table-cell office:value-type="string" calcext:value-type="string">
            <text:p>Reportes</text:p>
          </table:table-cell>
          <table:table-cell office:value-type="string" calcext:value-type="string">
            <text:p>Reporte periodico</text:p>
          </table:table-cell>
          <table:table-cell office:value-type="string" calcext:value-type="string">
            <text:p>reporte online</text:p>
          </table:table-cell>
        </table:table-row>
        <table:table-row table:style-name="ro1">
          <table:table-cell table:style-name="Default" office:value-type="string" calcext:value-type="string">
            <text:p>AdapterRegistry.js</text:p>
          </table:table-cell>
          <table:table-cell office:value-type="string" calcext:value-type="string">
            <text:p><text:a xlink:href="https://reporte2.atentus.com/tools/dojo_old/dojo/AdapterRegistry.js" xlink:type="simple">tools/dojo_old/dojo/AdapterRegistry.js</text:a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opup.js</text:p>
          </table:table-cell>
          <table:table-cell office:value-type="string" calcext:value-type="string">
            <text:p><text:a xlink:href="https://reporte2.atentus.com/tools/dojo_old/dijit/_base/popup.js" xlink:type="simple">/tools/dojo_old/dijit/_base/popup.js</text:a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window.js</text:p>
          </table:table-cell>
          <table:table-cell office:value-type="string" calcext:value-type="string">
            <text:p><text:a xlink:href="https://reporte2.atentus.com/tools/dojo_old/dijit/_base/window.js" xlink:type="simple">/tools/dojo_old/dijit/_base/window.js</text:a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roll.js</text:p>
          </table:table-cell>
          <table:table-cell office:value-type="string" calcext:value-type="string">
            <text:p><text:a xlink:href="https://reporte2.atentus.com/tools/dojo_old/dijit/_base/scroll.js" xlink:type="simple">tools/dojo_old/dijit/_base/scroll.js</text:a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niff.js</text:p>
          </table:table-cell>
          <table:table-cell office:value-type="string" calcext:value-type="string">
            <text:p><text:a xlink:href="https://reporte2.atentus.com/tools/dojo_old/dijit/_base/sniff.js" xlink:type="simple">tools/dojo_old/dijit/_base/sniff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base/typematic.js" xlink:type="simple">typematic.js</text:a></text:p>
          </table:table-cell>
          <table:table-cell office:value-type="string" calcext:value-type="string">
            <text:p><text:a xlink:href="https://reporte2.atentus.com/tools/dojo_old/dijit/_base/typematic.js" xlink:type="simple">/tools/dojo_old/dijit/_base/typematic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base/wai.js" xlink:type="simple">wai.js</text:a></text:p>
          </table:table-cell>
          <table:table-cell office:value-type="string" calcext:value-type="string">
            <text:p><text:a xlink:href="https://reporte2.atentus.com/tools/dojo_old/dijit/_base/wai.js" xlink:type="simple">tools/dojo_old/dijit/_base/wai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Templated.js" xlink:type="simple">/_Templated.js</text:a></text:p>
          </table:table-cell>
          <table:table-cell office:value-type="string" calcext:value-type="string">
            <text:p><text:a xlink:href="https://reporte2.atentus.com/tools/dojo_old/dijit/_Templated.js" xlink:type="simple">/tools/dojo_old/dijit/_Templated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string.js" xlink:type="simple">string.js</text:a></text:p>
          </table:table-cell>
          <table:table-cell office:value-type="string" calcext:value-type="string">
            <text:p><text:a xlink:href="https://reporte2.atentus.com/tools/dojo_old/dojo/string.js" xlink:type="simple">/tools/dojo_old/dojo/string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parser.js" xlink:type="simple">parser.js</text:a></text:p>
          </table:table-cell>
          <table:table-cell office:value-type="string" calcext:value-type="string">
            <text:p><text:a xlink:href="https://reporte2.atentus.com/tools/dojo_old/dojo/parser.js" xlink:type="simple">tools/dojo_old/dojo/pars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ate/stamp.js" xlink:type="simple">stamp.js</text:a></text:p>
          </table:table-cell>
          <table:table-cell office:value-type="string" calcext:value-type="string">
            <text:p><text:a xlink:href="https://reporte2.atentus.com/tools/dojo_old/dojo/date/stamp.js" xlink:type="simple">tools/dojo_old/dojo/date/stamp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_FormMixin.js" xlink:type="simple">_FormMixin.js</text:a></text:p>
          </table:table-cell>
          <table:table-cell office:value-type="string" calcext:value-type="string">
            <text:p><text:a xlink:href="https://reporte2.atentus.com/tools/dojo_old/dijit/form/_FormMixin.js" xlink:type="simple">/dojo_old/dijit/form/_FormMixi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DialogMixin.js" xlink:type="simple">_DialogMixin.js</text:a></text:p>
          </table:table-cell>
          <table:table-cell office:value-type="string" calcext:value-type="string">
            <text:p><text:a xlink:href="https://reporte2.atentus.com/tools/dojo_old/dijit/_DialogMixin.js" xlink:type="simple">tools/dojo_old/dijit/_DialogMixi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DialogUnderlay.js" xlink:type="simple">DialogUnderlay.js</text:a></text:p>
          </table:table-cell>
          <table:table-cell office:value-type="string" calcext:value-type="string">
            <text:p><text:a xlink:href="https://reporte2.atentus.com/tools/dojo_old/dijit/DialogUnderlay.js" xlink:type="simple">/tools/dojo_old/dijit/DialogUnderlay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ContentPane.js" xlink:type="simple">ContentPane.j s</text:a></text:p>
          </table:table-cell>
          <table:table-cell office:value-type="string" calcext:value-type="string">
            <text:p><text:a xlink:href="https://reporte2.atentus.com/tools/dojo_old/dijit/layout/ContentPane.js" xlink:type="simple">/tools/dojo_old/dijit/layout/ContentPane.j 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Contained.js" xlink:type="simple">_Contained.js</text:a></text:p>
          </table:table-cell>
          <table:table-cell office:value-type="string" calcext:value-type="string">
            <text:p><text:a xlink:href="https://reporte2.atentus.com/tools/dojo_old/dijit/_Contained.js" xlink:type="simple">tools/dojo_old/dijit/_Contained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_LayoutWidget.js" xlink:type="simple">/_LayoutWidget .js</text:a></text:p>
          </table:table-cell>
          <table:table-cell office:value-type="string" calcext:value-type="string">
            <text:p><text:a xlink:href="https://reporte2.atentus.com/tools/dojo_old/dijit/layout/_LayoutWidget.js" xlink:type="simple">tools/dojo_old/dijit/layout/_LayoutWidget 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Container.js" xlink:type="simple">/_Container.js</text:a></text:p>
          </table:table-cell>
          <table:table-cell office:value-type="string" calcext:value-type="string">
            <text:p><text:a xlink:href="https://reporte2.atentus.com/tools/dojo_old/dijit/_Container.js" xlink:type="simple">tools/dojo_old/dijit/_Contain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html.js" xlink:type="simple">html.js</text:a></text:p>
          </table:table-cell>
          <table:table-cell office:value-type="string" calcext:value-type="string">
            <text:p><text:a xlink:href="https://reporte2.atentus.com/tools/dojo_old/dojo/html.js" xlink:type="simple">tools/dojo_old/dojo/html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i18n.js" xlink:type="simple">i18n.js</text:a></text:p>
          </table:table-cell>
          <table:table-cell office:value-type="string" calcext:value-type="string">
            <text:p><text:a xlink:href="https://reporte2.atentus.com/tools/dojo_old/dojo/i18n.js" xlink:type="simple">tools/dojo_old/dojo/i18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nls/loading.js" xlink:type="simple">loading.js</text:a></text:p>
          </table:table-cell>
          <table:table-cell office:value-type="string" calcext:value-type="string">
            <text:p><text:a xlink:href="https://reporte2.atentus.com/tools/dojo_old/dijit/nls/loading.js" xlink:type="simple">tools/dojo_old/dijit/nls/loading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nls/common.js" xlink:type="simple">common.js</text:a></text:p>
          </table:table-cell>
          <table:table-cell office:value-type="string" calcext:value-type="string">
            <text:p><text:a xlink:href="https://reporte2.atentus.com/tools/dojo_old/dijit/nls/common.js" xlink:type="simple">tools/dojo_old/dijit/nls/commo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TooltipDialog.js" xlink:type="simple">TooltipDialog.js</text:a></text:p>
          </table:table-cell>
          <table:table-cell office:value-type="string" calcext:value-type="string">
            <text:p><text:a xlink:href="https://reporte2.atentus.com/tools/dojo_old/dijit/TooltipDialog.js" xlink:type="simple">tools/dojo_old/dijit/TooltipDialog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Form.js" xlink:type="simple">Form.js</text:a></text:p>
          </table:table-cell>
          <table:table-cell office:value-type="string" calcext:value-type="string">
            <text:p><text:a xlink:href="https://reporte2.atentus.com/tools/dojo_old/dijit/form/Form.js" xlink:type="simple">/tools/dojo_old/dijit/form/Form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Button.js" xlink:type="simple">Button.js</text:a></text:p>
          </table:table-cell>
          <table:table-cell office:value-type="string" calcext:value-type="string">
            <text:p><text:a xlink:href="https://reporte2.atentus.com/tools/dojo_old/dijit/form/Button.js" xlink:type="simple">tools/dojo_old/dijit/form/Butto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_FormWidget.js" xlink:type="simple">_FormWidget.js</text:a></text:p>
          </table:table-cell>
          <table:table-cell office:value-type="string" calcext:value-type="string">
            <text:p><text:a xlink:href="https://reporte2.atentus.com/tools/dojo_old/dijit/form/_FormWidget.js" xlink:type="simple">tools/dojo_old/dijit/form/_FormWidget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DateTextBox.js" xlink:type="simple">DateTextBox.js</text:a></text:p>
          </table:table-cell>
          <table:table-cell office:value-type="string" calcext:value-type="string">
            <text:p><text:a xlink:href="https://reporte2.atentus.com/tools/dojo_old/dijit/form/DateTextBox.js" xlink:type="simple">/tools/dojo_old/dijit/form/DateTextBox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Calendar.js" xlink:type="simple">_Calendar.js</text:a></text:p>
          </table:table-cell>
          <table:table-cell office:value-type="string" calcext:value-type="string">
            <text:p><text:a xlink:href="https://reporte2.atentus.com/tools/dojo_old/dijit/_Calendar.js" xlink:type="simple">tools/dojo_old/dijit/_Calenda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cldr/supplemental.js" xlink:type="simple">supplemental.js</text:a></text:p>
          </table:table-cell>
          <table:table-cell office:value-type="string" calcext:value-type="string">
            <text:p><text:a xlink:href="https://reporte2.atentus.com/tools/dojo_old/dojo/cldr/supplemental.js" xlink:type="simple">/tools/dojo_old/dojo/cldr/supplemental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ate.js" xlink:type="simple">date.js</text:a></text:p>
          </table:table-cell>
          <table:table-cell office:value-type="string" calcext:value-type="string">
            <text:p><text:a xlink:href="https://reporte2.atentus.com/tools/dojo_old/dojo/date.js" xlink:type="simple">/tools/dojo_old/dojo/dat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ate/locale.js" xlink:type="simple">locale.js</text:a></text:p>
          </table:table-cell>
          <table:table-cell office:value-type="string" calcext:value-type="string">
            <text:p><text:a xlink:href="https://reporte2.atentus.com/tools/dojo_old/dojo/date/locale.js" xlink:type="simple">/tools/dojo_old/dojo/date/local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regexp.js" xlink:type="simple">regexp.js</text:a></text:p>
          </table:table-cell>
          <table:table-cell office:value-type="string" calcext:value-type="string">
            <text:p><text:a xlink:href="https://reporte2.atentus.com/tools/dojo_old/dojo/regexp.js" xlink:type="simple">tools/dojo_old/dojo/regexp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cldr/nls/gregorian.js" xlink:type="simple">gregorian.js</text:a></text:p>
          </table:table-cell>
          <table:table-cell office:value-type="string" calcext:value-type="string">
            <text:p><text:a xlink:href="https://reporte2.atentus.com/tools/dojo_old/dojo/cldr/nls/gregorian.js" xlink:type="simple">tools/dojo_old/dojo/cldr/nls/gregoria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_DateTimeTextBox.js" xlink:type="simple">_DateTimeTextBo x.js</text:a></text:p>
          </table:table-cell>
          <table:table-cell office:value-type="string" calcext:value-type="string">
            <text:p><text:a xlink:href="https://reporte2.atentus.com/tools/dojo_old/dijit/form/_DateTimeTextBox.js" xlink:type="simple">tools/dojo_old/dijit/form/_DateTimeTextBo x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ValidationTextBox.js" xlink:type="simple">ValidationTextB ox.js</text:a></text:p>
          </table:table-cell>
          <table:table-cell office:value-type="string" calcext:value-type="string">
            <text:p><text:a xlink:href="https://reporte2.atentus.com/tools/dojo_old/dijit/form/ValidationTextBox.js" xlink:type="simple">tools/dojo_old/dijit/form/ValidationTextB ox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TextBox.js" xlink:type="simple">TextBox.js</text:a></text:p>
          </table:table-cell>
          <table:table-cell office:value-type="string" calcext:value-type="string">
            <text:p><text:a xlink:href="https://reporte2.atentus.com/tools/dojo_old/dijit/form/TextBox.js" xlink:type="simple">/tools/dojo_old/dijit/form/TextBox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Tooltip.js" xlink:type="simple">Tooltip.js</text:a></text:p>
          </table:table-cell>
          <table:table-cell office:value-type="string" calcext:value-type="string">
            <text:p><text:a xlink:href="https://reporte2.atentus.com/tools/dojo_old/dijit/Tooltip.js" xlink:type="simple">tools/dojo_old/dijit/Tooltip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nls/validate.js" xlink:type="simple">validate.js</text:a></text:p>
          </table:table-cell>
          <table:table-cell office:value-type="string" calcext:value-type="string">
            <text:p><text:a xlink:href="https://reporte2.atentus.com/tools/dojo_old/dijit/form/nls/validate.js" xlink:type="simple">tools/dojo_old/dijit/form/nls/validat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TimeTextBox.js" xlink:type="simple">/TimeTextBox.js</text:a></text:p>
          </table:table-cell>
          <table:table-cell office:value-type="string" calcext:value-type="string">
            <text:p><text:a xlink:href="https://reporte2.atentus.com/tools/dojo_old/dijit/form/TimeTextBox.js" xlink:type="simple">/tools/dojo_old/dijit/form/TimeTextBox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TimePicker.js" xlink:type="simple">_TimePicker.js</text:a></text:p>
          </table:table-cell>
          <table:table-cell office:value-type="string" calcext:value-type="string">
            <text:p><text:a xlink:href="https://reporte2.atentus.com/tools/dojo_old/dijit/_TimePicker.js" xlink:type="simple">tools/dojo_old/dijit/_TimePick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TabContainer.js" xlink:type="simple">TabContainer. js</text:a></text:p>
          </table:table-cell>
          <table:table-cell office:value-type="string" calcext:value-type="string">
            <text:p><text:a xlink:href="https://reporte2.atentus.com/tools/dojo_old/dijit/layout/TabContainer.js" xlink:type="simple">tools/dojo_old/dijit/layout/TabContainer. 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StackContainer.js" xlink:type="simple">StackContaine r.js</text:a></text:p>
          </table:table-cell>
          <table:table-cell office:value-type="string" calcext:value-type="string">
            <text:p><text:a xlink:href="https://reporte2.atentus.com/tools/dojo_old/dijit/layout/StackContainer.js" xlink:type="simple">tools/dojo_old/dijit/layout/StackContaine 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cookie.js" xlink:type="simple">cookie.js</text:a></text:p>
          </table:table-cell>
          <table:table-cell office:value-type="string" calcext:value-type="string">
            <text:p><text:a xlink:href="https://reporte2.atentus.com/tools/dojo_old/dojo/cookie.js" xlink:type="simple">/tools/dojo_old/dojo/cooki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StackController.js" xlink:type="simple">/StackControll er.js</text:a></text:p>
          </table:table-cell>
          <table:table-cell office:value-type="string" calcext:value-type="string">
            <text:p><text:a xlink:href="https://reporte2.atentus.com/tools/dojo_old/dijit/layout/StackController.js" xlink:type="simple">tools/dojo_old/dijit/layout/StackControll 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form/ToggleButton.js" xlink:type="simple">ToggleButton.js</text:a></text:p>
          </table:table-cell>
          <table:table-cell office:value-type="string" calcext:value-type="string">
            <text:p><text:a xlink:href="https://reporte2.atentus.com/tools/dojo_old/dijit/form/ToggleButton.js" xlink:type="simple">tools/dojo_old/dijit/form/ToggleButto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Menu.js" xlink:type="simple">Menu.js</text:a></text:p>
          </table:table-cell>
          <table:table-cell office:value-type="string" calcext:value-type="string">
            <text:p><text:a xlink:href="https://reporte2.atentus.com/tools/dojo_old/dijit/Menu.js" xlink:type="simple">/tools/dojo_old/dijit/Menu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_KeyNavContainer.js" xlink:type="simple">_KeyNavContainer.js</text:a></text:p>
          </table:table-cell>
          <table:table-cell office:value-type="string" calcext:value-type="string">
            <text:p><text:a xlink:href="https://reporte2.atentus.com/tools/dojo_old/dijit/_KeyNavContainer.js" xlink:type="simple">/tools/dojo_old/dijit/_KeyNavContain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MenuItem.js" xlink:type="simple">MenuItem.js</text:a></text:p>
          </table:table-cell>
          <table:table-cell office:value-type="string" calcext:value-type="string">
            <text:p><text:a xlink:href="https://reporte2.atentus.com/tools/dojo_old/dijit/MenuItem.js" xlink:type="simple">tools/dojo_old/dijit/MenuItem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PopupMenuItem.js" xlink:type="simple">PopupMenuItem.js</text:a></text:p>
          </table:table-cell>
          <table:table-cell office:value-type="string" calcext:value-type="string">
            <text:p><text:a xlink:href="https://reporte2.atentus.com/tools/dojo_old/dijit/PopupMenuItem.js" xlink:type="simple">tools/dojo_old/dijit/PopupMenuItem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CheckedMenuItem.js" xlink:type="simple">CheckedMenuItem.js</text:a></text:p>
          </table:table-cell>
          <table:table-cell office:value-type="string" calcext:value-type="string">
            <text:p>t<text:a xlink:href="https://reporte2.atentus.com/tools/dojo_old/dijit/CheckedMenuItem.js" xlink:type="simple">ools/dojo_old/dijit/CheckedMenuItem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MenuSeparator.js" xlink:type="simple">MenuSeparator.js</text:a></text:p>
          </table:table-cell>
          <table:table-cell office:value-type="string" calcext:value-type="string">
            <text:p><text:a xlink:href="https://reporte2.atentus.com/tools/dojo_old/dijit/MenuSeparator.js" xlink:type="simple">tools/dojo_old/dijit/MenuSeparato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ijit/layout/TabController.js" xlink:type="simple">TabController .js</text:a></text:p>
          </table:table-cell>
          <table:table-cell office:value-type="string" calcext:value-type="string">
            <text:p><text:a xlink:href="https://reporte2.atentus.com/tools/dojo_old/dijit/layout/TabController.js" xlink:type="simple">tools/dojo_old/dijit/layout/TabController 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nd/Manager.js" xlink:type="simple">Manager.js</text:a></text:p>
          </table:table-cell>
          <table:table-cell office:value-type="string" calcext:value-type="string">
            <text:p><text:a xlink:href="https://reporte2.atentus.com/tools/dojo_old/dojo/dnd/Manager.js" xlink:type="simple">tools/dojo_old/dojo/dnd/Manag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nd/Avatar.js" xlink:type="simple">Avatar.js</text:a></text:p>
          </table:table-cell>
          <table:table-cell office:value-type="string" calcext:value-type="string">
            <text:p><text:a xlink:href="https://reporte2.atentus.com/tools/dojo_old/dojo/dnd/Avatar.js" xlink:type="simple">/tools/dojo_old/dojo/dnd/Avata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nd/Source.js" xlink:type="simple">/Source.js</text:a></text:p>
          </table:table-cell>
          <table:table-cell office:value-type="string" calcext:value-type="string">
            <text:p><text:a xlink:href="https://reporte2.atentus.com/tools/dojo_old/dojo/dnd/Source.js" xlink:type="simple">tools/dojo_old/dojo/dnd/Sourc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nd/Selector.js" xlink:type="simple">Selector.js</text:a></text:p>
          </table:table-cell>
          <table:table-cell office:value-type="string" calcext:value-type="string">
            <text:p><text:a xlink:href="https://reporte2.atentus.com/tools/dojo_old/dojo/dnd/Selector.js" xlink:type="simple">tools/dojo_old/dojo/dnd/Selecto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dnd/Container.js" xlink:type="simple">Container.js</text:a></text:p>
          </table:table-cell>
          <table:table-cell office:value-type="string" calcext:value-type="string">
            <text:p><text:a xlink:href="https://reporte2.atentus.com/tools/dojo_old/dojo/dnd/Container.js" xlink:type="simple">tools/dojo_old/dojo/dnd/Container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x/layout/ContentPane.js" xlink:type="simple">ContentPane.j s</text:a></text:p>
          </table:table-cell>
          <table:table-cell office:value-type="string" calcext:value-type="string">
            <text:p><text:a xlink:href="https://reporte2.atentus.com/tools/dojo_old/dojox/layout/ContentPane.js" xlink:type="simple">tools/dojo_old/dojox/layout/ContentPane.j 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x/html/_base.js" xlink:type="simple">_base.js</text:a></text:p>
          </table:table-cell>
          <table:table-cell office:value-type="string" calcext:value-type="string">
            <text:p><text:a xlink:href="https://reporte2.atentus.com/tools/dojo_old/dojox/html/_base.js" xlink:type="simple">tools/dojo_old/dojox/html/_base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dojo_old/dojo/io/iframe.js" xlink:type="simple">iframe.js</text:a></text:p>
          </table:table-cell>
          <table:table-cell office:value-type="string" calcext:value-type="string">
            <text:p><text:a xlink:href="https://reporte2.atentus.com/tools/dojo_old/dojo/io/iframe.js" xlink:type="simple">/tools/dojo_old/dojo/io/iframe.js</text:a>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a.js</text:p>
          </table:table-cell>
          <table:table-cell office:value-type="string" calcext:value-type="string">
            <text:p><text:a xlink:href="https://ssl.google-analytics.com/ga.js" xlink:type="simple">https://ssl.google-analytics.com/ga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js-agent.newrelic.com/nr-spa-1071.min.js" xlink:type="simple">nr-spa-1071.min.js</text:a></text:p>
          </table:table-cell>
          <table:table-cell office:value-type="string" calcext:value-type="string">
            <text:p><text:a xlink:href="https://js-agent.newrelic.com/nr-spa-1071.min.js" xlink:type="simple">https://js-agent.newrelic.com/nr-spa-1071.min.js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a xlink:href="https://reporte2.atentus.com/tools/jquery/js/jquery-ui-1.10.min.js" xlink:type="simple">/jquery-ui-1.10.min.js</text:a></text:p>
          </table:table-cell>
          <table:table-cell office:value-type="string" calcext:value-type="string">
            <text:p><text:a xlink:href="https://reporte2.atentus.com/tools/jquery/js/jquery-ui-1.10.min.js" xlink:type="simple">tools/jquery/js/jquery-ui-1.10.min.js</text:a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-00-0000</text:date>, <text:time style:data-style-name="N2" text:time-value="14:43:35.0536533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43:35.166460723</meta:creation-date>
    <meta:editing-duration>PT5M25S</meta:editing-duration>
    <meta:editing-cycles>4</meta:editing-cycles>
    <meta:generator>LibreOffice/5.1.6.2$Linux_X86_64 LibreOffice_project/10m0$Build-2</meta:generator>
    <dc:date>2018-06-18T15:49:58.371071539</dc:date>
    <meta:document-statistic meta:table-count="1" meta:cell-count="217" meta:object-count="0"/>
  </office:meta>
</office:document-meta>
</file>